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fecd" officeooo:paragraph-rsid="0020fecd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1f0c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fecd" officeooo:paragraph-rsid="0021f0cd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f0cd" officeooo:paragraph-rsid="0021f0c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officeooo:rsid="0016f6f3"/>
    </style:style>
    <style:style style:name="T8" style:family="text">
      <style:text-properties officeooo:rsid="0021f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5">Constitutes the need to <text:span text:style-name="T7">implement </text:span><text:span text:style-name="T8">longer</text:span><text:span text:style-name="T7"> flight duration rockets </text:span>for efficiency:</text:p>
      <text:p text:style-name="P6">Duration 4: 2 paper and 4 gunpowder,</text:p>
      <text:p text:style-name="P6">Duration 5: 2 paper and 5 gunpowder,</text:p>
      <text:p text:style-name="P6">Duration 6: 2 paper and 6 gunpowder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Nicotinhoo</text:p>
      <text:p text:style-name="P1"/>
      <text:p text:style-name="P1"/>
      <text:p text:style-name="P1"/>
      <text:p text:style-name="P4"><text:span text:style-name="T1">[</text:span><text:span text:style-name="T2">Motion 53-11: To implement longer flight duration rocke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9:30.137151330</dc:date>
    <meta:editing-duration>PT3M53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7" meta:character-count="430" meta:non-whitespace-character-count="374"/>
  </office:meta>
</office:document-meta>
</file>